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73cm"/>
    </style:style>
    <style:style style:name="co3" style:family="table-column">
      <style:table-column-properties fo:break-before="auto" style:column-width="12.689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9.666cm"/>
    </style:style>
    <style:style style:name="co6" style:family="table-column">
      <style:table-column-properties fo:break-before="auto" style:column-width="15.739cm"/>
    </style:style>
    <style:style style:name="co7" style:family="table-column">
      <style:table-column-properties fo:break-before="auto" style:column-width="8.878cm"/>
    </style:style>
    <style:style style:name="co8" style:family="table-column">
      <style:table-column-properties fo:break-before="auto" style:column-width="9.285cm"/>
    </style:style>
    <style:style style:name="co9" style:family="table-column">
      <style:table-column-properties fo:break-before="auto" style:column-width="3.186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8pt" style:font-size-asian="28pt" style:font-size-complex="28pt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40pt" style:font-size-asian="40pt" style:font-size-complex="40pt"/>
    </style:style>
    <style:style style:name="ce10" style:family="table-cell" style:parent-style-name="Default">
      <style:text-properties fo:font-size="28pt" style:font-size-asian="28pt" style:font-size-complex="28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quirem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9" office:value-type="string" calcext:value-type="string">
            <text:p>controller management</text:p>
          </table:table-cell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0" office:value-type="string" calcext:value-type="string">
            <text:p>liste des exigences</text:p>
          </table:table-cell>
          <table:table-cell/>
          <table:table-cell table:style-name="ce11"/>
          <table:table-cell/>
        </table:table-row>
        <table:table-row table:style-name="ro3">
          <table:table-cell office:value-type="string" calcext:value-type="string">
            <text:p>Itération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Démonstra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 trésore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s heures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tions des indicateurs (frais km notamment)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saisie clien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factur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intervention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acha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type d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ville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factur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attestations fiscal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livre des recett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iling des derniers clients vu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adresse humain en coordonnées g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coordonnées gps en adresse humain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onnexion api urssaf</text:p>
          </table:table-cell>
          <table:table-cell table:number-columns-repeated="2"/>
        </table:table-row>
      </table:table>
      <table:table table:name="api_internal" table:style-name="ta1"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categorie</text:p>
          </table:table-cell>
        </table:table-row>
      </table:table>
      <table:table table:name="api_externa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exemple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picarto.ign.fr/api/codes-postaux/communes/" xlink:type="simple">https://apicarto.ign.fr/api/codes-postaux/communes/</text:a>{codePostal}</text:p>
          </table:table-cell>
          <table:table-cell/>
          <table:table-cell office:value-type="string" calcext:value-type="string">
            <text:p>suggestion communes</text:p>
          </table:table-cell>
          <table:table-cell/>
          <table:table-cell office:value-type="string" calcext:value-type="string">
            <text:p><text:a xlink:href="https://apicarto.ign.fr/api/codes-postaux/communes/29200" xlink:type="simple">https://apicarto.ign.fr/api/codes-postaux/communes/29200</text:a></text:p>
          </table:table-cell>
          <table:table-cell table:style-name="ce12" office:value-type="string" calcext:value-type="string">
            <text:p>[</text:p>
            <text:p>    {</text:p>
            <text:p>        "codePostal": "29200",</text:p>
            <text:p>        "codeCommune": "29019",</text:p>
            <text:p>        "nomCommune": "Brest",</text:p>
            <text:p>        "libelleAcheminement": "BREST"</text:p>
            <text:p>    }</text:p>
            <text:p>]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6"/>
        </table:table-row>
      </table:table>
      <table:table table:name="poc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réalisation</text:p>
          </table:table-cell>
          <table:table-cell office:value-type="string" calcext:value-type="string">
            <text:p>tes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ormulaire commune avec autocomplétion</text:p>
          </table:table-cell>
          <table:table-cell office:value-type="string" calcext:value-type="string">
            <text:p>autocomplétion à a partir de 3 caractères</text:p>
            <text:p>10 suggestions max, par priorité : departement puis region</text:p>
            <text:p>Insensible casse et non alpha</text:p>
            <text:p/>
          </table:table-cell>
          <table:table-cell office:value-type="string" calcext:value-type="string">
            <text:p>front angular</text:p>
            <text:p>Back spring boot</text:p>
            <text:p>Db postgres</text:p>
          </table:table-cell>
          <table:table-cell office:value-type="string" calcext:value-type="string">
            <text:p>liste suggstions villes des &gt; 3 caracteres saisies</text:p>
            <text:p>Info ville selectinné</text:p>
            <text:p>Sauvegarde commune selectionné dans db lors validation appui bout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rmulaire saisie localisation client et determination coordonnées gps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termination adresse client par positinnement marqueur sur carte osm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table table:name="Sheet5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requirements.A3:requirements.G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7T20:59:09.348000000</dc:date>
    <meta:editing-duration>PT1H11M11S</meta:editing-duration>
    <meta:editing-cycles>22</meta:editing-cycles>
    <meta:generator>LibreOffice/7.3.4.2$Windows_X86_64 LibreOffice_project/728fec16bd5f605073805c3c9e7c4212a0120dc5</meta:generator>
    <meta:document-statistic meta:table-count="5" meta:cell-count="123" meta:object-count="0"/>
  </office:meta>
</office:document-meta>
</file>